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4.598cm" svg:height="11.134cm" svg:x="4.881cm" svg:y="0.635cm">
          <text:p/>
          <draw:enhanced-geometry svg:viewBox="0 0 21600 21600" draw:type="rectangle" draw:enhanced-path="M 0 0 L 21600 0 21600 21600 0 21600 0 0 Z N"/>
        </draw:custom-shape>
        <draw:rect draw:style-name="gr2" draw:text-style-name="P2" draw:id="id1" draw:layer="layout" svg:width="6.295cm" svg:height="1.503cm" svg:x="6.251cm" svg:y="4.379cm">
          <text:p text:style-name="P2">Validate results</text:p>
        </draw:rect>
        <draw:custom-shape draw:style-name="gr3" draw:text-style-name="P1" draw:id="id2" draw:layer="layout" svg:width="6.112cm" svg:height="1.779cm" svg:x="6.342cm" svg:y="7.573cm">
          <text:p text:style-name="P1">Accept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id="id3" draw:layer="layout" svg:width="7.024cm" svg:height="1.548cm" svg:x="5.886cm" svg:y="1.186cm">
          <text:p text:style-name="P2">Solve (sub)problem</text:p>
        </draw:rect>
        <draw:connector draw:style-name="gr4" draw:layer="layout" draw:type="line" svg:x1="9.398cm" svg:y1="5.882cm" svg:x2="9.397cm" svg:y2="7.573cm" draw:start-shape="id1" draw:start-glue-point="2" draw:end-shape="id2" draw:end-glue-point="4" svg:d="m9398 5882-1 1691">
          <text:p/>
        </draw:connector>
        <draw:rect draw:style-name="gr5" draw:text-style-name="P2" draw:id="id4" draw:layer="layout" svg:width="4.06cm" svg:height="1.503cm" svg:x="14.643cm" svg:y="4.426cm">
          <text:p text:style-name="P2">Improve</text:p>
        </draw:rect>
        <draw:connector draw:style-name="gr4" draw:layer="layout" draw:type="line" svg:x1="9.398cm" svg:y1="2.734cm" svg:x2="9.398cm" svg:y2="4.379cm" draw:start-shape="id3" draw:end-shape="id1" draw:end-glue-point="0" svg:d="m9398 2734v1645">
          <text:p/>
        </draw:connector>
        <draw:connector draw:style-name="gr4" draw:layer="layout" draw:type="curve" svg:x1="12.454cm" svg:y1="8.461cm" svg:x2="16.673cm" svg:y2="5.929cm" draw:start-shape="id2" draw:start-glue-point="7" draw:end-shape="id4" draw:end-glue-point="2" svg:d="m12454 8461c2813 0 4219-844 4219-2532">
          <text:p/>
        </draw:connector>
        <draw:connector draw:style-name="gr4" draw:layer="layout" draw:type="curve" svg:x1="16.673cm" svg:y1="4.426cm" svg:x2="12.91cm" svg:y2="1.96cm" draw:start-shape="id4" draw:start-glue-point="0" draw:end-shape="id3" draw:end-glue-point="1" svg:d="m16673 4426c0-1644-1254-2466-3763-2466">
          <text:p/>
        </draw:connector>
        <draw:line draw:style-name="gr4" draw:layer="layout" svg:x1="9.489cm" svg:y1="9.488cm" svg:x2="9.489cm" svg:y2="10.674cm">
          <text:p/>
        </draw:line>
        <draw:frame draw:style-name="gr6" draw:layer="layout" svg:width="1.035cm" svg:height="1.025cm" svg:x="12.409cm" svg:y="7.207cm">
          <draw:text-box>
            <text:p>No</text:p>
          </draw:text-box>
        </draw:frame>
        <draw:frame draw:style-name="gr6" draw:layer="layout" svg:width="2.402cm" svg:height="1.025cm" svg:x="8.348cm" svg:y="10.811cm">
          <draw:text-box>
            <text:p>Accep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16T09:57:42</dc:date>
    <dc:language>en-US</dc:language>
    <meta:editing-cycles>11</meta:editing-cycles>
    <meta:editing-duration>PT01H03M05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